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4pt" fo:font-weight="bold" officeooo:rsid="0004aa30" officeooo:paragraph-rsid="0004aa30" style:font-size-asian="38.5pt" style:font-weight-asian="bold" style:font-size-complex="44pt" style:font-weight-complex="bold"/>
    </style:style>
    <style:style style:name="P2" style:family="paragraph" style:parent-style-name="Standard">
      <style:text-properties fo:font-size="10.5pt" fo:font-weight="bold" officeooo:rsid="0004aa30" officeooo:paragraph-rsid="0004aa30" style:font-size-asian="9.14999961853027pt" style:font-weight-asian="bold" style:font-size-complex="10.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dicando animes :)</text:p>
      <text:p text:style-name="P2"/>
      <text:p text:style-name="P2"/>
      <text:p text:style-name="P2">-Para iniciantes eu indico animes mais leves com:</text:p>
      <text:p text:style-name="P2">.Naruto</text:p>
      <text:p text:style-name="P2">.Spy family</text:p>
      <text:p text:style-name="P2"/>
      <text:p text:style-name="P2">-Para quem gosta um romance:</text:p>
      <text:p text:style-name="P2">.Horymia </text:p>
      <text:p text:style-name="P2"/>
      <text:p text:style-name="P2">-Para quem gosta de ação:</text:p>
      <text:p text:style-name="P2">Boku no hiro academia</text:p>
      <text:p text:style-name="P2">Kaiju n8</text:p>
      <text:p text:style-name="P2"/>
      <text:p text:style-name="P2">é isso, ba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15:57:02.277571920</meta:creation-date>
    <dc:date>2025-08-14T16:10:06.778853133</dc:date>
    <meta:editing-duration>PT13M4S</meta:editing-duration>
    <meta:editing-cycles>1</meta:editing-cycles>
    <meta:document-statistic meta:table-count="0" meta:image-count="0" meta:object-count="0" meta:page-count="1" meta:paragraph-count="10" meta:word-count="34" meta:character-count="188" meta:non-whitespace-character-count="163"/>
    <meta:generator>LibreOffice/24.2.7.2$Linux_X86_64 LibreOffice_project/420$Build-2</meta:generator>
  </office:meta>
</office:document-meta>
</file>